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f0d1" officeooo:paragraph-rsid="0008f0d1"/>
    </style:style>
    <style:style style:name="P2" style:family="paragraph" style:parent-style-name="Standard">
      <style:text-properties officeooo:rsid="0009da19" officeooo:paragraph-rsid="0009da19"/>
    </style:style>
    <style:style style:name="P3" style:family="paragraph" style:parent-style-name="Standard">
      <style:text-properties officeooo:rsid="000a0e2d" officeooo:paragraph-rsid="000a0e2d"/>
    </style:style>
    <style:style style:name="P4" style:family="paragraph" style:parent-style-name="Standard">
      <style:text-properties style:font-name="monospace" fo:font-size="10pt" officeooo:rsid="000a0e2d" officeooo:paragraph-rsid="000a0e2d" style:font-size-asian="10pt" style:font-size-complex="10pt"/>
    </style:style>
    <style:style style:name="P5" style:family="paragraph" style:parent-style-name="Standard">
      <style:text-properties style:font-name="monospace" fo:font-size="10pt" officeooo:rsid="000f7ec7" officeooo:paragraph-rsid="000f7ec7" style:font-size-asian="10pt" style:font-size-complex="10pt"/>
    </style:style>
    <style:style style:name="P6" style:family="paragraph" style:parent-style-name="Standard">
      <style:text-properties officeooo:rsid="000d6ed6" officeooo:paragraph-rsid="000d6ed6"/>
    </style:style>
    <style:style style:name="P7" style:family="paragraph" style:parent-style-name="Standard">
      <style:text-properties officeooo:rsid="000f7ec7" officeooo:paragraph-rsid="000f7ec7"/>
    </style:style>
    <style:style style:name="P8" style:family="paragraph" style:parent-style-name="Standard">
      <style:text-properties officeooo:rsid="001168a1" officeooo:paragraph-rsid="001168a1"/>
    </style:style>
    <style:style style:name="P9" style:family="paragraph" style:parent-style-name="Standard">
      <style:text-properties officeooo:rsid="001799cc" officeooo:paragraph-rsid="001799cc"/>
    </style:style>
    <style:style style:name="P10" style:family="paragraph" style:parent-style-name="Standard">
      <style:text-properties officeooo:rsid="001a0c24" officeooo:paragraph-rsid="001a0c24"/>
    </style:style>
    <style:style style:name="P11" style:family="paragraph" style:parent-style-name="Standard">
      <style:text-properties officeooo:rsid="001a7563" officeooo:paragraph-rsid="001a7563"/>
    </style:style>
    <style:style style:name="P12" style:family="paragraph" style:parent-style-name="Standard">
      <style:text-properties officeooo:rsid="001ee9c0" officeooo:paragraph-rsid="001ee9c0"/>
    </style:style>
    <style:style style:name="P13" style:family="paragraph" style:parent-style-name="Preformatted_20_Text">
      <style:text-properties officeooo:rsid="000a0e2d" officeooo:paragraph-rsid="000a0e2d"/>
    </style:style>
    <style:style style:name="P14" style:family="paragraph" style:parent-style-name="Preformatted_20_Text">
      <style:text-properties style:font-name="monospace"/>
    </style:style>
    <style:style style:name="P15" style:family="paragraph" style:parent-style-name="Preformatted_20_Text">
      <style:text-properties style:font-name="monospace" officeooo:rsid="0008f0d1" officeooo:paragraph-rsid="0008f0d1"/>
    </style:style>
    <style:style style:name="P16" style:family="paragraph" style:parent-style-name="Preformatted_20_Text">
      <style:text-properties officeooo:rsid="001168a1" officeooo:paragraph-rsid="001168a1"/>
    </style:style>
    <style:style style:name="P17" style:family="paragraph" style:parent-style-name="Preformatted_20_Text">
      <style:text-properties officeooo:rsid="001168a1" officeooo:paragraph-rsid="00164f0f"/>
    </style:style>
    <style:style style:name="P18" style:family="paragraph" style:parent-style-name="Preformatted_20_Text">
      <style:text-properties officeooo:rsid="00131e55" officeooo:paragraph-rsid="00131e55"/>
    </style:style>
    <style:style style:name="P19" style:family="paragraph" style:parent-style-name="Preformatted_20_Text">
      <style:text-properties officeooo:rsid="001a0c24" officeooo:paragraph-rsid="001a0c24"/>
    </style:style>
    <style:style style:name="P20" style:family="paragraph" style:parent-style-name="Preformatted_20_Text">
      <style:text-properties officeooo:rsid="001a7563" officeooo:paragraph-rsid="001a7563"/>
    </style:style>
    <style:style style:name="P21" style:family="paragraph" style:parent-style-name="Preformatted_20_Text">
      <style:paragraph-properties fo:margin-top="0cm" fo:margin-bottom="0.499cm" loext:contextual-spacing="false"/>
      <style:text-properties style:font-name="monospace"/>
    </style:style>
    <style:style style:name="T1" style:family="text">
      <style:text-properties officeooo:rsid="000a0e2d"/>
    </style:style>
    <style:style style:name="T2" style:family="text">
      <style:text-properties officeooo:rsid="000d6ed6"/>
    </style:style>
    <style:style style:name="T3" style:family="text">
      <style:text-properties officeooo:rsid="000dab5e"/>
    </style:style>
    <style:style style:name="T4" style:family="text">
      <style:text-properties officeooo:rsid="00146634"/>
    </style:style>
    <style:style style:name="T5" style:family="text">
      <style:text-properties officeooo:rsid="00164f0f"/>
    </style:style>
    <style:style style:name="T6" style:family="text">
      <style:text-properties officeooo:rsid="001799cc"/>
    </style:style>
    <style:style style:name="T7" style:family="text">
      <style:text-properties fo:font-weight="bold" officeooo:rsid="00146634" style:font-weight-asian="bold" style:font-weight-complex="bold"/>
    </style:style>
    <style:style style:name="T8" style:family="text">
      <style:text-properties officeooo:rsid="001c58d0"/>
    </style:style>
    <style:style style:name="T9" style:family="text">
      <style:text-properties officeooo:rsid="0020022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Инструкция по сборке есть на оф сайте OpenCV, <text:span text:style-name="T2">я делал по ней</text:span></text:p>
      <text:p text:style-name="P1"/>
      <text:p text:style-name="P1"><text:a xlink:type="simple" xlink:href="http://docs.opencv.org/2.4/doc/tutorials/introduction/linux_install/linux_install.html" text:style-name="Internet_20_link" text:visited-style-name="Visited_20_Internet_20_Link">http://docs.opencv.org/2.4/doc/tutorials/introduction/linux_install/linux_install.html</text:a> <text:span text:style-name="T9">opencv2</text:span></text:p>
      <text:p text:style-name="P1"/>
      <text:p text:style-name="P1">для начала нужно установить все необходимые пакеты, на сайте они поделены на три категории:<text:line-break/>1) компилятор</text:p>
      <text:p text:style-name="P1">2) необходимые</text:p>
      <text:p text:style-name="P1">3) опциональные</text:p>
      <text:p text:style-name="P1"/>
      <text:p text:style-name="P1">На всякий случай поставим все три <text:span text:style-name="T4">+ мы ставим на третий питон, так что </text:span><text:span text:style-name="T7">везде, где присутствует питон, добавлвяем тройку</text:span></text:p>
      <text:p text:style-name="P1"/>
      <text:p text:style-name="P15">sudo apt-get install build-essential</text:p>
      <text:p text:style-name="P15"/>
      <text:p text:style-name="P14">sudo apt-get install cmake git libgtk2.0-dev pkg-config libavcodec-dev libavformat-dev libswscale-dev</text:p>
      <text:p text:style-name="P14"/>
      <text:p text:style-name="P21">sudo apt-get install python<text:span text:style-name="T4">3</text:span>-dev python<text:span text:style-name="T4">3</text:span>-numpy libtbb2 libtbb-dev libjpeg-dev libpng-dev libtiff-dev libjasper-dev libdc1394-22-dev</text:p>
      <text:p text:style-name="P2"><text:span text:style-name="T3">создаём </text:span>директорию в которую будем клонировать исходники opencv, я буду это делать в папке /tmp/opcv <text:span text:style-name="T1">после чего переходим в неё</text:span></text:p>
      <text:p text:style-name="P4">mkdir /tmp/opcv</text:p>
      <text:p text:style-name="P4">cd /tmp/opcv</text:p>
      <text:p text:style-name="P3"/>
      <text:p text:style-name="P3">теперь нужно склонировать гит репозиторий opencv, делаем это через утилиту git</text:p>
      <text:p text:style-name="P13">git clone https://github.com/opencv/opencv.git</text:p>
      <text:p text:style-name="P6">клонироваться будет достаточно долго, даже с домашним проводным инетом</text:p>
      <text:p text:style-name="P3"/>
      <text:p text:style-name="P7">после того как заклонируется, переходим в папку opencv</text:p>
      <text:p text:style-name="P5">cd opencv</text:p>
      <text:p text:style-name="P8"/>
      <text:p text:style-name="P8">создаём папку в которую будем собирать <text:span text:style-name="T5">и переходим в неё</text:span></text:p>
      <text:p text:style-name="P16">mkdir release</text:p>
      <text:p text:style-name="P17"><text:span text:style-name="T5">cd</text:span> release</text:p>
      <text:p text:style-name="P18">берём команду из инструкции и <text:span text:style-name="T6">запускаем её</text:span></text:p>
      <text:p text:style-name="P18"/>
      <text:p text:style-name="P16">cmake -D CMAKE_BUILD_TYPE=RELEASE -D CMAKE_INSTALL_PREFIX=/usr/local ..</text:p>
      <text:p text:style-name="P9">ДВЕ ТОЧКИ В КОНЦЕ ОБЯЗАТЕЛЬНЫ!</text:p>
      <text:p text:style-name="P9"/>
      <text:p text:style-name="P10">Как отработает cmake запускаем следующую команду</text:p>
      <text:p text:style-name="P19">make</text:p>
      <text:p text:style-name="P10"/>
      <text:p text:style-name="P11">он <text:span text:style-name="T8">будет долго собирать</text:span></text:p>
      <text:p text:style-name="P12">после чего</text:p>
      <text:p text:style-name="P20">sudo make install</text:p>
      <text:p text:style-name="P11"/>
      <text:p text:style-name="P11"/>
      <text:p text:style-name="P12">чистить после всего этого ничего не надо, так как собирали во временной директори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20:59:26.028440313</meta:creation-date>
    <dc:date>2016-12-07T23:27:07.537043690</dc:date>
    <meta:editing-duration>PT1H47M2S</meta:editing-duration>
    <meta:editing-cycles>19</meta:editing-cycles>
    <meta:generator>LibreOffice/5.1.4.2$Linux_X86_64 LibreOffice_project/10m0$Build-2</meta:generator>
    <meta:document-statistic meta:table-count="0" meta:image-count="0" meta:object-count="0" meta:page-count="1" meta:paragraph-count="29" meta:word-count="198" meta:character-count="1493" meta:non-whitespace-character-count="1323"/>
  </office:meta>
</office:document-meta>
</file>